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8000000718B3CAE867F49B38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1.75cm"/>
      <style:paragraph-properties style:writing-mode="lr-tb"/>
    </style:style>
    <style:style style:name="gr4" style:family="graphic" style:parent-style-name="Objekt_20_ohne_20_Füllung_20_und_20_Linie">
      <style:graphic-properties draw:textarea-horizontal-align="center" draw:textarea-vertical-align="middle" draw:ole-draw-aspect="1"/>
    </style:style>
    <style:style style:name="gr5" style:family="graphic" style:parent-style-name="standard">
      <style:graphic-properties svg:stroke-width="0.3cm" svg:stroke-color="#666666" draw:marker-start-width="0.65cm" draw:marker-end-width="0.65cm" draw:fill="none" draw:textarea-horizontal-align="justify" draw:textarea-vertical-align="middle" draw:auto-grow-height="false" fo:min-height="21.5cm" fo:min-width="14.75cm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ckblatt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measurelines" svg:width="8.048cm" svg:height="4.55cm" svg:x="6.476cm" svg:y="16cm">
          <draw:image xlink:href="Pictures/10000001000000C8000000718B3CAE867F49B38F.png" xlink:type="simple" xlink:show="embed" xlink:actuate="onLoad" draw:mime-type="image/png">
            <text:p/>
          </draw:image>
        </draw:frame>
        <draw:frame draw:style-name="gr2" draw:text-style-name="P2" draw:layer="measurelines" svg:width="19cm" svg:height="10.833cm" svg:x="1cm" svg:y="4.745cm">
          <draw:text-box>
            <text:p text:style-name="P1"><text:span text:style-name="T1">Netzwerk-Dokumentation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Technisch-Ökologisches-Projektzentrum Rabutz</text:span></text:p>
          </draw:text-box>
        </draw:frame>
        <draw:frame draw:style-name="gr3" draw:text-style-name="P3" draw:layer="measurelines" svg:width="5.75cm" svg:height="2cm" svg:x="13.75cm" svg:y="26.2cm">
          <draw:text-box>
            <text:p><text:span text:style-name="T3">Ort: </text:span><text:span text:style-name="T3"><text:tab/></text:span><text:span text:style-name="T3"><text:tab/></text:span><text:span text:style-name="T3">TÖP Rabutz</text:span></text:p>
            <text:p><text:span text:style-name="T3">Version:</text:span><text:span text:style-name="T3"><text:tab/></text:span><text:span text:style-name="T3">1.0</text:span></text:p>
            <text:p><text:span text:style-name="T3">Datum:</text:span><text:span text:style-name="T3"><text:tab/></text:span><text:span text:style-name="T3"><text:date style:data-style-name="D1" text:date-value="2021-11-06">06.11.21</text:date></text:span></text:p>
          </draw:text-box>
        </draw:frame>
      </draw:page>
      <draw:page draw:name="page2" draw:style-name="dp1" draw:master-page-name="Deckblatt">
        <office:forms form:automatic-focus="false" form:apply-design-mode="false">
          <form:form form:name="Inhaltsverzeichnis" form:datasource="Bibliography" form:apply-filter="true" form:command-type="query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frame draw:style-name="gr4" draw:text-style-name="P1" draw:layer="layout" svg:width="16.998cm" svg:height="2.994cm" svg:x="2cm" svg:y="13.3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Überblick" draw:style-name="dp1" draw:master-page-name="Standard"/>
      <draw:page draw:name="Serverschrank - Schema" draw:style-name="dp1" draw:master-page-name="Standard">
        <draw:custom-shape draw:style-name="gr5" draw:text-style-name="P4" draw:layer="layout" svg:width="15.25cm" svg:height="21.75cm" svg:x="1.5cm" svg:y="5.75cm">
          <text:p/>
          <draw:enhanced-geometry svg:viewBox="0 0 21600 21600" draw:type="rectangle" draw:enhanced-path="M 0 0 L 21600 0 21600 21600 0 21600 0 0 Z N"/>
        </draw:custom-shape>
      </draw:page>
      <draw:page draw:name="Server" draw:style-name="dp1" draw:master-page-name="Standard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cm" fo:min-width="1.19cm"/>
      <style:paragraph-properties style:writing-mode="lr-tb"/>
    </style:style>
    <style:style style:name="Mgr2" style:family="graphic" style:parent-style-name="standard">
      <style:graphic-properties draw:stroke="solid" svg:stroke-color="#000000" draw:fill="none" draw:fill-color="#ffffff" draw:auto-grow-width="true" fo:min-height="0.937cm" fo:min-width="17.497cm"/>
      <style:paragraph-properties style:writing-mode="lr-tb"/>
    </style:style>
    <style:style style:name="MP1" style:family="paragraph">
      <style:paragraph-properties fo:text-align="end"/>
      <style:text-properties fo:font-size="11pt"/>
    </style:style>
    <style:style style:name="MP2" style:family="paragraph">
      <loext:graphic-properties draw:fill="none" draw:fill-color="#ffffff"/>
      <style:paragraph-properties fo:text-align="end"/>
      <style:text-properties fo:font-size="11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</style:style>
    <style:style style:name="MT1" style:family="text">
      <style:text-properties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ckblatt" style:page-layout-name="PM0" draw:style-name="Mdp1"/>
    <style:master-page style:name="Standard" style:page-layout-name="PM0" draw:style-name="Mdp1">
      <draw:frame draw:style-name="Mgr1" draw:text-style-name="MP2" draw:layer="backgroundobjects" svg:width="3.245cm" svg:height="0.683cm" svg:x="16.755cm" svg:y="28cm">
        <draw:text-box>
          <text:p text:style-name="MP1"><text:span text:style-name="MT1"><text:page-number>&lt;Foliennummer&gt;</text:page-number></text:span></text:p>
        </draw:text-box>
      </draw:frame>
      <draw:frame draw:style-name="Mgr2" draw:text-style-name="MP4" draw:layer="backgroundobjects" svg:width="17.997cm" svg:height="1.187cm" svg:x="1.502cm" svg:y="1.563cm">
        <draw:text-box>
          <text:p text:style-name="MP3"><loext:page-name>&lt;Seitenname&gt;</loext:page-name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6T11:47:08.598000000</meta:creation-date>
    <dc:date>2021-11-06T14:28:53.002000000</dc:date>
    <meta:editing-duration>PT25M23S</meta:editing-duration>
    <meta:editing-cycles>6</meta:editing-cycles>
    <meta:generator>LibreOffice/7.2.2.2$Windows_X86_64 LibreOffice_project/02b2acce88a210515b4a5bb2e46cbfb63fe97d56</meta:generator>
    <meta:document-statistic meta:object-count="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